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fec" officeooo:paragraph-rsid="00144fec"/>
    </style:style>
    <style:style style:name="P2" style:family="paragraph" style:parent-style-name="Standard">
      <style:text-properties officeooo:rsid="001713a8" officeooo:paragraph-rsid="001713a8"/>
    </style:style>
    <style:style style:name="P3" style:family="paragraph" style:parent-style-name="Standard">
      <style:text-properties officeooo:rsid="0019b812" officeooo:paragraph-rsid="0019b812"/>
    </style:style>
    <style:style style:name="P4" style:family="paragraph" style:parent-style-name="Standard">
      <style:text-properties fo:font-weight="bold" officeooo:rsid="001b1df1" officeooo:paragraph-rsid="001b1df1" style:font-weight-asian="bold" style:font-weight-complex="bold"/>
    </style:style>
    <style:style style:name="P5" style:family="paragraph" style:parent-style-name="Standard">
      <style:text-properties fo:font-weight="normal" officeooo:rsid="001b1df1" officeooo:paragraph-rsid="001b1df1" style:font-weight-asian="normal" style:font-weight-complex="normal"/>
    </style:style>
    <style:style style:name="P6" style:family="paragraph" style:parent-style-name="Standard">
      <style:text-properties fo:font-weight="normal" officeooo:rsid="001b1df1" officeooo:paragraph-rsid="001ba181" style:font-weight-asian="normal" style:font-weight-complex="normal"/>
    </style:style>
    <style:style style:name="P7" style:family="paragraph" style:parent-style-name="Standard">
      <style:text-properties fo:font-weight="normal" officeooo:rsid="001ba181" officeooo:paragraph-rsid="001ba181" style:font-weight-asian="normal" style:font-weight-complex="normal"/>
    </style:style>
    <style:style style:name="T1" style:family="text">
      <style:text-properties officeooo:rsid="0018a5ad"/>
    </style:style>
    <style:style style:name="T2" style:family="text">
      <style:text-properties officeooo:rsid="001ba181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ML</text:p>
      <text:p text:style-name="P1"/>
      <text:p text:style-name="P3">Software</text:p>
      <text:p text:style-name="P2">Python version: 3</text:p>
      <text:p text:style-name="P2">Modules used: scipy, numpy, <text:span text:style-name="T1">scikit-learn, matplotlib, pandas.</text:span></text:p>
      <text:p text:style-name="P2"/>
      <text:p text:style-name="P4">Three types of machine learning</text:p>
      <text:p text:style-name="P5">- <text:span text:style-name="T3">supervised learning</text:span> –<text:span text:style-name="T2"> uses training data to classify new data. Eg: spam filters, handwrite recognition</text:span></text:p>
      <text:p text:style-name="P5"/>
      <text:p text:style-name="P6">- <text:span text:style-name="T3">unsupervised learning</text:span></text:p>
      <text:p text:style-name="P6"><text:tab/><text:tab/><text:tab/><text:span text:style-name="T2">- dealing with unlabeled data or data of unknown structure</text:span></text:p>
      <text:p text:style-name="P5"><text:span text:style-name="T2"><text:tab/><text:tab/><text:tab/>- explore data to extract meaningful information</text:span></text:p>
      <text:p text:style-name="P7"><text:tab/><text:tab/><text:tab/>- clustering: organize information into meaningful subgroups (clusters) without any prior knowledge</text:p>
      <text:p text:style-name="P5"/>
      <text:p text:style-name="P6">- <text:span text:style-name="T3">reinforcement learning</text:span> –<text:span text:style-name="T2"> agent improve performance based on interaction with environment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39:46.029861794</meta:creation-date>
    <dc:date>2017-08-17T08:11:10.474823425</dc:date>
    <meta:editing-duration>PT28M47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" meta:paragraph-count="11" meta:word-count="76" meta:character-count="557" meta:non-whitespace-character-count="481"/>
  </office:meta>
</office:document-meta>
</file>